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0.5pt" style:font-size-asian="10.5pt" style:font-size-complex="10.5pt"/>
    </style:style>
    <style:style style:name="P2" style:family="paragraph" style:parent-style-name="Text_20_body">
      <style:text-properties fo:font-size="10.5pt" style:font-size-asian="10.5pt" style:font-size-complex="10.5pt"/>
    </style:style>
    <style:style style:name="T1" style:family="text">
      <style:text-properties style:text-position="super 58%"/>
    </style:style>
    <style:style style:name="T2" style:family="text">
      <style:text-properties style:text-position="super 58%" fo:font-size="10.5pt" style:font-size-asian="10.5pt" style:font-size-complex="10.5pt"/>
    </style:style>
    <style:style style:name="T3" style:family="text">
      <style:text-properties style:text-position="super 58%" fo:font-size="10.5pt" fo:font-weight="bold" style:font-size-asian="10.5pt" style:font-weight-asian="bold" style:font-size-complex="10.5pt" style:font-weight-complex="bold"/>
    </style:style>
    <style:style style:name="T4" style:family="text">
      <style:text-properties style:text-position="super 58%" fo:font-weight="bold" style:font-weight-asian="bold" style:font-weight-complex="bold"/>
    </style:style>
    <style:style style:name="T5" style:family="text">
      <style:text-properties fo:font-size="10.5pt" style:font-size-asian="10.5pt" style:font-size-complex="10.5pt"/>
    </style:style>
    <style:style style:name="T6" style:family="text">
      <style:text-properties fo:font-size="10.5pt" fo:font-weight="normal" style:font-size-asian="10.5pt" style:font-weight-asian="normal" style:font-size-complex="10.5pt" style:font-weight-complex="normal"/>
    </style:style>
    <style:style style:name="T7" style:family="text">
      <style:text-properties fo:font-size="10.5pt" fo:font-weight="bold" style:font-size-asian="10.5pt" style:font-weight-asian="bold" style:font-size-complex="10.5pt" style:font-weight-complex="bold"/>
    </style:style>
    <style:style style:name="T8" style:family="text">
      <style:text-properties fo:font-weight="bold" style:font-weight-asian="bold" style:font-weight-complex="bol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text:span text:style-name="T5">Emerging Architectures for Secure Enterprise Language Models: Evolving alongside Industry<text:line-break/><text:line-break/></text:span></text:span><text:span text:style-name="Strong_20_Emphasis"><text:span text:style-name="T6">By David Pierce &amp; collaborators</text:span></text:span></text:p>
      <text:p text:style-name="Text_20_body"><text:span text:style-name="T5">In the evolving landscape of Large Language Models (LLMs), there's a growing emphasis on </text:span><text:span text:style-name="Strong_20_Emphasis"><text:span text:style-name="T5">runtime abstraction and modular environments</text:span></text:span><text:span text:style-name="Strong_20_Emphasis"><text:span text:style-name="T2">1</text:span></text:span><text:span text:style-name="T5">. The rationale? It offers a scalable and flexible foundation for hosting LLMs. By introducing event-driven and batch monitoring of <text:s/>Language Models, defining a Master Prompt as an abstraction layer</text:span><text:span text:style-name="T3">2</text:span><text:span text:style-name="T5">, and/or </text:span><text:span text:style-name="T6">customizing the architecture and tokenization process</text:span><text:span text:style-name="T5"> (for training data &amp; inputs), enterprises can introduce added layers of security. Taken together these customizations </text:span><text:span text:style-name="T7">sanitize inputs</text:span><text:span text:style-name="T3">3</text:span><text:span text:style-name="T7">, monitor outputs</text:span><text:span text:style-name="T3">4</text:span><text:span text:style-name="T5">, and obscure the model's inner workings; making it challenging for potential attackers to decipher. However, it's crucial to understand that this method isn't foolproof. Skilled adversaries might still reverse-engineer the model or exploit it in unforeseen ways.</text:span></text:p>
      <text:p text:style-name="Text_20_body"><text:span text:style-name="T5">Another strategy actively in play is that of </text:span><text:span text:style-name="Strong_20_Emphasis"><text:span text:style-name="T5">red-teaming</text:span></text:span><text:span text:style-name="Strong_20_Emphasis"><text:span text:style-name="T2">5</text:span></text:span><text:span text:style-name="T5">. This involves actively probing the system for vulnerabilities, allowing organizations to identify and rectify weak points before they're exploited. In tandem with this, there's a move towards </text:span><text:span text:style-name="T7">scanning inputs for suspicious patterns</text:span><text:span text:style-name="T3">6</text:span><text:span text:style-name="T5">, preventing them from entering the runtime. This can thwart attacks that rely on specific input sequences (e.g. prompt injection, control strings, etc). There are even emerging methods for defining an event-hook within an LLM vector space (e.g. a-inputs x b-time x c-distance).</text:span></text:p>
      <text:p text:style-name="Text_20_body"><text:span text:style-name="T5">Yet, every strategy has its limitations. Abstraction and active monitoring are effective, but introduce cost. While customizing the model architecture enhances security, it also introduces complexity. Red-teaming, though effective, can be resource-intensive and co-locate knowledge within a specific vertical. Hence, a multi-pronged approach, known as </text:span><text:span text:style-name="Strong_20_Emphasis"><text:span text:style-name="T5">defense in depth</text:span></text:span><text:span text:style-name="Strong_20_Emphasis"><text:span text:style-name="T2">7</text:span></text:span><text:span text:style-name="T5">, is emerging as the best practice. This involves combining various strategies, actively monitoring industry and vendor best-practices, in pursuit of creating a robust defense mechanism.</text:span></text:p>
      <text:p text:style-name="Text_20_body"><text:span text:style-name="T5">The industry is also witnessing the rise of </text:span><text:span text:style-name="Strong_20_Emphasis"><text:span text:style-name="T5">template-driven</text:span></text:span><text:span text:style-name="Strong_20_Emphasis"><text:span text:style-name="T2">8</text:span></text:span><text:span text:style-name="Strong_20_Emphasis"><text:span text:style-name="T5"> control strings</text:span></text:span><text:span text:style-name="Strong_20_Emphasis"><text:span text:style-name="T2">9</text:span></text:span><text:span text:style-name="T5">, particularly with tools like LLM-Attacks</text:span><text:span text:style-name="T3">10</text:span><text:span text:style-name="T5"> and the use of its "AttackPrompt" class. This automated attack class is designed to generate prompts, testing the resilience of AI models against adversarial onslaughts. The implications are profound. It's now evident that AI models can be manipulated in unintended ways, leading to potential risks like generating harmful content or revealing sensitive data. However, tools like LLM-Attacks also offer a silver lining. They provide a means to test and bolster the robustness of AI models.</text:span></text:p>
      <text:p text:style-name="P2">In conclusion, as we harness the transformative potential of LLMs, it's paramount to approach with a security-first mindset. This involves understanding the evolving threats, adopting a multi-layered defense strategy, and staying updated with the latest developments in the field.<text:line-break/><text:line-break/>Note: The author of this document has leveraged and iterated the above in defining reference architectures. It is important to keep a holistic perspective, even in matters of security, specifically by allowing these models to effectively “ground” their answers via additional context retrieved at time of execution (e.g. via agentic frameworks<text:span text:style-name="T4">11</text:span>). This accomplished by <text:span text:style-name="T8">monitoring the non-conformity of output</text:span><text:span text:style-name="T4">12</text:span><text:span text:style-name="T8"> </text:span><text:s/>as well as active immutable versioning of trusted resources<text:span text:style-name="T4">13</text:span> that might that offer additional insight and prevent tunnel vision<text:span text:style-name="T4">14</text:span> by the model.</text:p>
      <text:p text:style-name="P1"/>
      <text:p text:style-name="Standard"><text:span text:style-name="T5">Sources:<text:line-break/>1) </text:span><text:a xlink:type="simple" xlink:href="https://a16z.com/2023/06/20/emerging-architectures-for-llm-applications/" text:style-name="Internet_20_link" text:visited-style-name="Visited_20_Internet_20_Link"><text:span text:style-name="T5">DeFacto Default LLM Architectures</text:span></text:a></text:p>
      <text:p text:style-name="Standard"><text:span text:style-name="T5">2) </text:span><text:a xlink:type="simple" xlink:href="https://www.promptengineering.org/master-prompt-engineering-demystifying-prompting-through-a-structured-approach/" text:style-name="Internet_20_link" text:visited-style-name="Visited_20_Internet_20_Link"><text:span text:style-name="T5">Abstraction via Prompt Components</text:span></text:a><text:span text:style-name="T5"><text:line-break/>3) </text:span><text:a xlink:type="simple" xlink:href="https://github.com/rabbidave/Denzel-Crocker-Hunting-For-Fairly-Odd-Prompts" text:style-name="Internet_20_link" text:visited-style-name="Visited_20_Internet_20_Link"><text:span text:style-name="T5">Inspecting for Prompt Injection</text:span></text:a><text:span text:style-name="T5"><text:line-break/>4) </text:span><text:a xlink:type="simple" xlink:href="https://github.com/rabbidave/Eliza-Thornberry-and-the-conformal-prediction-of-LLM-Behavior" text:style-name="Internet_20_link" text:visited-style-name="Visited_20_Internet_20_Link"><text:span text:style-name="T5">Predicting LLM Behavior via Conformal Prediction</text:span></text:a><text:span text:style-name="T5"><text:line-break/>5) </text:span><text:a xlink:type="simple" xlink:href="https://learn.microsoft.com/en-us/azure/ai-services/openai/concepts/red-teaming" text:style-name="Internet_20_link" text:visited-style-name="Visited_20_Internet_20_Link"><text:span text:style-name="T5">Red Teaming for LLMs</text:span></text:a></text:p>
      <text:p text:style-name="Standard"><text:span text:style-name="T5">6) </text:span><text:a xlink:type="simple" xlink:href="https://github.com/rabbidave/StoopKid-Event-Driven-Input-Monitoring-for-Language-Models" text:style-name="Internet_20_link" text:visited-style-name="Visited_20_Internet_20_Link"><text:span text:style-name="T5">Scanning for Suspicious Input Patterns</text:span></text:a></text:p>
      <text:p text:style-name="Standard"><text:span text:style-name="T5">7) </text:span><text:a xlink:type="simple" xlink:href="https://www.elastic.co/blog/retrieval-vs-poison-fighting-ai-supply-chain-attacks" text:style-name="Internet_20_link" text:visited-style-name="Visited_20_Internet_20_Link"><text:span text:style-name="T5">Defense in Depth for LLMs</text:span></text:a></text:p>
      <text:p text:style-name="Standard"><text:span text:style-name="T5">8) </text:span><text:a xlink:type="simple" xlink:href="https://github.com/llm-attacks/llm-attacks/blob/main/llm_attacks/base/attack_manager.py#L82" text:style-name="Internet_20_link" text:visited-style-name="Visited_20_Internet_20_Link"><text:span text:style-name="T5">Templated Generation of Near-Universal LLM Control Strings</text:span></text:a></text:p>
      <text:p text:style-name="Standard"><text:span text:style-name="T5">9) </text:span><text:a xlink:type="simple" xlink:href="https://arxiv.org/pdf/2307.15043.pdf" text:style-name="Internet_20_link" text:visited-style-name="Visited_20_Internet_20_Link"><text:span text:style-name="T5">The Academic Paper for those Near-Universal LLM Control Strings</text:span></text:a></text:p>
      <text:p text:style-name="Standard"><text:span text:style-name="T5">10) </text:span><text:a xlink:type="simple" xlink:href="https://llm-attacks.org/" text:style-name="Internet_20_link" text:visited-style-name="Visited_20_Internet_20_Link"><text:span text:style-name="T5">Carnegie Mellon Research Website for LLM Control Strings</text:span></text:a></text:p>
      <text:p text:style-name="Standard"><text:span text:style-name="T5">11) </text:span><text:a xlink:type="simple" xlink:href="https://learn.microsoft.com/en-us/semantic-kernel/overview/" text:style-name="Internet_20_link" text:visited-style-name="Visited_20_Internet_20_Link"><text:span text:style-name="T5">Agentic Frameworks for LLMs &amp; Application Utilization</text:span></text:a></text:p>
      <text:p text:style-name="Standard"><text:span text:style-name="T5">12) </text:span><text:a xlink:type="simple" xlink:href="https://github.com/rabbidave/Squidward-Tentacles-and-Spying-on-Outputs-via-Conformal-Prediction" text:style-name="Internet_20_link" text:visited-style-name="Visited_20_Internet_20_Link"><text:span text:style-name="T5">Monitoring LLMs for Non-Conformity of Output</text:span></text:a></text:p>
      <text:p text:style-name="Standard"><text:span text:style-name="T5">13) </text:span><text:a xlink:type="simple" xlink:href="https://github.com/greshake/llm-security" text:style-name="Internet_20_link" text:visited-style-name="Visited_20_Internet_20_Link"><text:span text:style-name="T5">Indirect Injection &amp; Versioned Immutable Trusted Resources</text:span></text:a></text:p>
      <text:p text:style-name="Standard"><text:span text:style-name="T5">14) </text:span><text:a xlink:type="simple" xlink:href="https://colinharman.substack.com/p/beware-tunnel-vision-in-ai-retrieval" text:style-name="Internet_20_link" text:visited-style-name="Visited_20_Internet_20_Link"><text:span text:style-name="T5">Avoiding Tunnel Vision in AI Retrieva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Pierce</meta:initial-creator>
    <meta:creation-date>2023-08-07T11:49:36.74</meta:creation-date>
    <meta:document-statistic meta:table-count="0" meta:image-count="0" meta:object-count="0" meta:page-count="1" meta:paragraph-count="17" meta:word-count="591" meta:character-count="4163"/>
    <dc:date>2023-08-07T13:25:51.54</dc:date>
    <dc:creator>David Pierce</dc:creator>
    <meta:editing-duration>PT9M34S</meta:editing-duration>
    <meta:editing-cycles>1</meta:editing-cycles>
    <meta:generator>OpenOffice/4.1.14$Win32 OpenOffice.org_project/4114m1$Build-9811</meta:generator>
  </office:meta>
</office:document-meta>
</file>